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ockMvcServerSpec.filter( Filter filter , String ... url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filters( Filter ... fil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sel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MvcServerSpec.apply( MockMvc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defaultRequest( RequestBuilder request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dispatchOptions( boolean dispatch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configure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ockMvcServerSpec.dispatcherServletCustomizer( DispatcherServletCustomizer custom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ockMvcServerSpec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ockMvcServerSpec.alwaysExpect( ResultMatcher result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